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5bf1" officeooo:paragraph-rsid="001034e7"/>
    </style:style>
    <style:style style:name="P2" style:family="paragraph" style:parent-style-name="Standard">
      <style:text-properties officeooo:rsid="000a5bf1" officeooo:paragraph-rsid="00147cde"/>
    </style:style>
    <style:style style:name="P3" style:family="paragraph" style:parent-style-name="Standard">
      <style:text-properties officeooo:rsid="000a5bf1" officeooo:paragraph-rsid="001948aa"/>
    </style:style>
    <style:style style:name="P4" style:family="paragraph" style:parent-style-name="Standard">
      <style:text-properties officeooo:rsid="000a5bf1" officeooo:paragraph-rsid="002c50f5"/>
    </style:style>
    <style:style style:name="P5" style:family="paragraph" style:parent-style-name="Standard">
      <style:text-properties officeooo:rsid="00147cde" officeooo:paragraph-rsid="0015811b"/>
    </style:style>
    <style:style style:name="P6" style:family="paragraph" style:parent-style-name="Standard">
      <style:text-properties officeooo:rsid="0015811b" officeooo:paragraph-rsid="0015811b"/>
    </style:style>
    <style:style style:name="P7" style:family="paragraph" style:parent-style-name="Standard">
      <style:text-properties officeooo:rsid="0017909e" officeooo:paragraph-rsid="0017909e"/>
    </style:style>
    <style:style style:name="P8" style:family="paragraph" style:parent-style-name="Standard">
      <style:text-properties officeooo:rsid="001d0d4f" officeooo:paragraph-rsid="001d0d4f"/>
    </style:style>
    <style:style style:name="P9" style:family="paragraph" style:parent-style-name="Standard">
      <style:text-properties officeooo:rsid="001d0d4f" officeooo:paragraph-rsid="00261df8"/>
    </style:style>
    <style:style style:name="P10" style:family="paragraph" style:parent-style-name="Standard">
      <style:text-properties officeooo:rsid="001fc5c9" officeooo:paragraph-rsid="001fc5c9"/>
    </style:style>
    <style:style style:name="P11" style:family="paragraph" style:parent-style-name="Standard">
      <style:text-properties officeooo:rsid="0026c098" officeooo:paragraph-rsid="0026c098"/>
    </style:style>
    <style:style style:name="P12" style:family="paragraph" style:parent-style-name="Standard">
      <style:text-properties officeooo:rsid="0028068d" officeooo:paragraph-rsid="0028068d"/>
    </style:style>
    <style:style style:name="P13" style:family="paragraph" style:parent-style-name="Standard">
      <style:paragraph-properties fo:break-before="page"/>
      <style:text-properties officeooo:rsid="000a5bf1" officeooo:paragraph-rsid="001948aa"/>
    </style:style>
    <style:style style:name="P14" style:family="paragraph" style:parent-style-name="Standard">
      <style:paragraph-properties fo:break-before="page"/>
      <style:text-properties officeooo:rsid="002c50f5" officeooo:paragraph-rsid="002c50f5"/>
    </style:style>
    <style:style style:name="P15" style:family="paragraph" style:parent-style-name="Standard">
      <style:text-properties officeooo:rsid="00261df8" officeooo:paragraph-rsid="00261df8"/>
    </style:style>
    <style:style style:name="T1" style:family="text">
      <style:text-properties officeooo:rsid="000b5dc4"/>
    </style:style>
    <style:style style:name="T2" style:family="text">
      <style:text-properties officeooo:rsid="000d8b90"/>
    </style:style>
    <style:style style:name="T3" style:family="text">
      <style:text-properties officeooo:rsid="0011661b"/>
    </style:style>
    <style:style style:name="T4" style:family="text">
      <style:text-properties officeooo:rsid="0017909e"/>
    </style:style>
    <style:style style:name="T5" style:family="text">
      <style:text-properties officeooo:rsid="001948aa"/>
    </style:style>
    <style:style style:name="T6" style:family="text">
      <style:text-properties officeooo:rsid="001bcf9b"/>
    </style:style>
    <style:style style:name="T7" style:family="text">
      <style:text-properties fo:font-weight="bold" officeooo:rsid="001bcf9b" style:font-weight-asian="bold" style:font-weight-complex="bold"/>
    </style:style>
    <style:style style:name="T8" style:family="text">
      <style:text-properties officeooo:rsid="00218870"/>
    </style:style>
    <style:style style:name="T9" style:family="text">
      <style:text-properties officeooo:rsid="0022f214"/>
    </style:style>
    <style:style style:name="T10" style:family="text">
      <style:text-properties officeooo:rsid="002466e0"/>
    </style:style>
    <style:style style:name="T11" style:family="text">
      <style:text-properties officeooo:rsid="00261df8"/>
    </style:style>
    <style:style style:name="T12" style:family="text">
      <style:text-properties officeooo:rsid="0029b6fd"/>
    </style:style>
    <style:style style:name="T13" style:family="text">
      <style:text-properties officeooo:rsid="002a4033"/>
    </style:style>
    <style:style style:name="T14" style:family="text">
      <style:text-properties officeooo:rsid="002c50f5"/>
    </style:style>
    <style:style style:name="T15" style:family="text">
      <style:text-properties officeooo:rsid="002fd3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kdir /opt/aula_python ; cd /opt/python<text:line-break/>python3.<text:span text:style-name="T2">6</text:span> -m venv venv<text:line-break/><text:span text:style-name="T1">source venv/bin/activate</text:span><text:line-break/><text:span text:style-name="T3">pip install pprint<text:line-break/>bpython<text:line-break/>import pprint<text:line-break/></text:span></text:p>
      <text:p text:style-name="P5">pprint.pprint(cadastro)<text:line-break/></text:p>
      <text:p text:style-name="P6">novos_dados = {'Pais': 'Brasil', 'Cidade': 'Florianopolis'}<text:line-break/>cadastro.update(novos_dados)<text:line-break/>cadastro.popitem()<text:line-break/>cadastro.pop('Idade')</text:p>
      <text:p text:style-name="P1"/>
      <text:p text:style-name="P7">for c in range(5,10):</text:p>
      <text:p text:style-name="P3"><text:tab/><text:span text:style-name="T4">print(c)<text:line-break/><text:line-break/>for c in range(1,10):</text:span></text:p>
      <text:p text:style-name="P3"><text:tab/><text:span text:style-name="T5">if c == 3:</text:span></text:p>
      <text:p text:style-name="P3"><text:tab/><text:tab/><text:span text:style-name="T5">continue</text:span></text:p>
      <text:p text:style-name="P3"><text:tab/><text:span text:style-name="T5">print(c)</text:span></text:p>
      <text:p text:style-name="P3"/>
      <text:p text:style-name="P11">bpython</text:p>
      <text:p text:style-name="P11">client = docker.from_env()</text:p>
      <text:p text:style-name="P11"><text:span text:style-name="T12">client.containers.run(“nginx”, detach=True)</text:span><text:line-break/>client.containers.run(“alpine”, “/bin/echo Funcionaaaaa”)</text:p>
      <text:p text:style-name="P11">client.containers.run(“alpine”, “/bin/ls /”)</text:p>
      <text:p text:style-name="P12">client.containers.list()<text:line-break/><text:span text:style-name="T13">client.containers.get('&lt;container_id&gt;')</text:span></text:p>
      <text:p text:style-name="P13"/>
      <text:p text:style-name="P14">containers.attrs['Image']</text:p>
      <text:p text:style-name="P4"><text:span text:style-name="T14">containers.attrs['Config']<text:line-break/>containers.attrs['Config']['Image']<text:line-break/>containers.attrs['Config']['Cmd']<text:line-break/></text:span><text:line-break/><text:line-break/><text:line-break/><text:line-break/><text:line-break/><text:line-break/><text:line-break/><text:span text:style-name="T7">COMANDOS Python Aula 02</text:span><text:span text:style-name="T6"><text:line-break/><text:line-break/>pip install</text:span></text:p>
      <text:p text:style-name="P8">bpython</text:p>
      <text:p text:style-name="P8">import</text:p>
      <text:p text:style-name="P8">pprint</text:p>
      <text:p text:style-name="P8">listas</text:p>
      <text:p text:style-name="P10">for</text:p>
      <text:p text:style-name="P10">continue<text:line-break/>source<text:line-break/>argparse</text:p>
      <text:p text:style-name="P9"><text:span text:style-name="T8">argparse.ArgumentParser()<text:line-break/>add_argument</text:span><text:line-break/><text:span text:style-name="T10">add_subparsers()</text:span><text:line-break/><text:span text:style-name="T8">parse_args()</text:span><text:line-break/><text:span text:style-name="T9">subprocess.call</text:span><text:line-break/><text:span text:style-name="T10">set_defaults</text:span><text:line-break/><text:span text:style-name="T11">if<text:line-break/>while</text:span></text:p>
      <text:p text:style-name="P15">else</text:p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 </meta:initial-creator>
    <meta:creation-date>2018-04-28T19:56:00.558978175</meta:creation-date>
    <dc:date>2018-04-29T21:03:54.689908188</dc:date>
    <dc:creator>Suporte </dc:creator>
    <meta:editing-duration>PT7H52M</meta:editing-duration>
    <meta:editing-cycles>31</meta:editing-cycles>
    <meta:generator>LibreOffice/5.0.6.2$Linux_X86_64 LibreOffice_project/00$Build-2</meta:generator>
    <meta:document-statistic meta:table-count="0" meta:image-count="0" meta:object-count="0" meta:page-count="3" meta:paragraph-count="24" meta:word-count="83" meta:character-count="935" meta:non-whitespace-character-count="858"/>
  </office:meta>
</office:document-meta>
</file>